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3.766cm"/>
    </style:style>
    <style:style style:name="Tabela1.B" style:family="table-column">
      <style:table-column-properties style:column-width="5.902cm"/>
    </style:style>
    <style:style style:name="Tabela1.C" style:family="table-column">
      <style:table-column-properties style:column-width="7.32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7.611cm"/>
    </style:style>
    <style:style style:name="Tabela3.B" style:family="table-column">
      <style:table-column-properties style:column-width="2.422cm"/>
    </style:style>
    <style:style style:name="Tabela3.C" style:family="table-column">
      <style:table-column-properties style:column-width="6.96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8.181cm"/>
    </style:style>
    <style:style style:name="Tabela2.B" style:family="table-column">
      <style:table-column-properties style:column-width="8.8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Table_20_Contents">
      <style:text-properties fo:language="pl" fo:country="PL"/>
    </style:style>
    <style:style style:name="P3" style:family="paragraph" style:parent-style-name="Table_20_Contents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Heading_20_2">
      <style:text-properties fo:language="pl" fo:country="PL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fo:language="pl" fo:country="PL"/>
    </style:style>
    <style:style style:name="P7" style:family="paragraph" style:parent-style-name="Standard" style:list-style-name="L3">
      <style:text-properties fo:language="pl" fo:country="PL"/>
    </style:style>
    <style:style style:name="P8" style:family="paragraph" style:parent-style-name="Standard" style:list-style-name="L4">
      <style:text-properties fo:language="pl" fo:country="PL"/>
    </style:style>
    <style:style style:name="P9" style:family="paragraph" style:parent-style-name="Heading_20_1">
      <style:text-properties fo:language="pl" fo:country="PL"/>
    </style:style>
    <style:style style:name="P10" style:family="paragraph" style:parent-style-name="Heading_20_1" style:list-style-name="">
      <style:paragraph-properties style:line-height-at-least="0.423cm" fo:orphans="0" fo:widows="0"/>
    </style:style>
    <style:style style:name="P11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prowadzenie</text:h>
      <text:h text:style-name="P4" text:outline-level="2">Przeznaczenie dokumentu Wizji </text:h>
      <text:p text:style-name="P1">Celem dokumentu jest zebranie, analiza i definicja cech systemu Mapa-Saa.</text:p>
      <text:h text:style-name="P4" text:outline-level="2">Ogólny opis produktu</text:h>
      <text:p text:style-name="P1">W dokumencie opisany został system kontrolowania i logowania dostępu do zasobów, poprzez autoryzację i autentykację użytkowników wg przyznanych uprawnień, przy użyciu czytników biometrycznych (optycznych skanerów linii papilarnych).</text:p>
      <text:p text:style-name="P1">System powinien umożliwiać definiowanie użytkowników i ich uprawnień poprzez intuicyjny interfejs użytkownika oraz przechowywać dane wraz z logami dostępu w bazie danych.</text:p>
      <text:p text:style-name="P1">Dodatkowo produkt powinien umożliwiać definiowanie uprawnień dla użytkowników jak i zasobów oraz zarządzanie uprzednio zainstalowanymi regułami bezpieczeństwa.</text:p>
      <text:p text:style-name="P1">System umożliwia dodatkowo rozliczanie czasu pracy użytkowników na podstawie zgromadzonych danych.</text:p>
      <text:h text:style-name="P9" text:outline-level="1">Definicja problemu</text:h>
      <text:p text:style-name="P1">Problemy:</text:p>
      <text:list xml:id="list1572554764" text:style-name="L1">
        <text:list-item>
          <text:p text:style-name="P5">brak możliwości przydzielenia dostępu do zasobów na poziomie osób lub grup</text:p>
        </text:list-item>
        <text:list-item>
          <text:p text:style-name="P5">brak możliwości kontroli nieuprawnionego dostępu do zasobów na podstawie reguł bezpieczeństwa</text:p>
        </text:list-item>
        <text:list-item>
          <text:p text:style-name="P5">brak możliwości kontroli czasu dostępu do zasobów (w kontekście dni i godzin pracy)</text:p>
        </text:list-item>
        <text:list-item>
          <text:p text:style-name="P5">brak możliwości ustalenia (długości) czasu wykorzystywania zasobu</text:p>
        </text:list-item>
        <text:list-item>
          <text:p text:style-name="P5">brak możliwości ustalenia osób wykorzystujących dane zasoby</text:p>
        </text:list-item>
        <text:list-item>
          <text:p text:style-name="P5">brak możliwości rozliczenia dni i czasu pracy</text:p>
        </text:list-item>
      </text:list>
      <text:p text:style-name="P1"/>
      <text:p text:style-name="P1">Dotyczy:</text:p>
      <text:list xml:id="list923386451" text:style-name="L2">
        <text:list-item>
          <text:p text:style-name="P6">pracownicy firmy</text:p>
        </text:list-item>
        <text:list-item>
          <text:p text:style-name="P6">administracja firmy</text:p>
        </text:list-item>
        <text:list-item>
          <text:p text:style-name="P6">dział HR (kadr) firmy</text:p>
        </text:list-item>
        <text:list-item>
          <text:p text:style-name="P6">zarząd firmy</text:p>
        </text:list-item>
        <text:list-item>
          <text:p text:style-name="P6">dział ochrony budynku</text:p>
        </text:list-item>
      </text:list>
      <text:p text:style-name="P1"/>
      <text:p text:style-name="P1">Wpływ:</text:p>
      <text:list xml:id="list573427084" text:style-name="L3">
        <text:list-item>
          <text:p text:style-name="P7">utrudnione zarządzanie zasobami</text:p>
        </text:list-item>
        <text:list-item>
          <text:p text:style-name="P7">brak możliwości logowania incydentów prób złamania reguł bezpieczeństwa</text:p>
        </text:list-item>
        <text:list-item>
          <text:p text:style-name="P7">utrudnione rozliczanie wykorzystania zasobów</text:p>
        </text:list-item>
        <text:list-item>
          <text:p text:style-name="P7">utrudnione rozliczanie czasu i miejsca pracy</text:p>
        </text:list-item>
      </text:list>
      <text:p text:style-name="P1"/>
      <text:p text:style-name="P1">Korzyści płynące z rozwiązania:</text:p>
      <text:list xml:id="list842659510" text:style-name="L4">
        <text:list-item>
          <text:p text:style-name="P8">łatwy sposób przydzielenia dostępu do zasobów</text:p>
        </text:list-item>
        <text:list-item>
          <text:p text:style-name="P8">łatwy sposób raportowania o alertach bezpieczeństwa</text:p>
        </text:list-item>
        <text:list-item>
          <text:p text:style-name="P8">łatwy sposób ustalania reguł bezpieczeństwa dla dostępu do zasobów</text:p>
        </text:list-item>
        <text:list-item>
          <text:p text:style-name="P8">łatwy sposób czasowego ograniczenia dostępu do zasobów</text:p>
        </text:list-item>
        <text:list-item>
          <text:p text:style-name="P8">łatwy sposób weryfikacji czasu wykorzystania zasobów</text:p>
        </text:list-item>
        <text:list-item>
          <text:p text:style-name="P8">łatwy sposób weryfikacji osób korzystających z zasobów</text:p>
        </text:list-item>
        <text:list-item>
          <text:p text:style-name="P8">łatwy sposób rozliczania czasu pracy</text:p>
        </text:list-item>
        <text:list-item>
          <text:p text:style-name="P8">łatwy sposób powiadamiania o złamaniu reguł bezpieczeństwa</text:p>
        </text:list-item>
      </text:list>
      <text:p text:style-name="P1"/>
      <text:h text:style-name="P9" text:outline-level="1"><text:soft-page-break/>Użytkownicy systemu</text:h>
      <text:h text:style-name="P4" text:outline-level="2">Użytkownicy systemu - przegląd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Nazwa</text:p>
          </table:table-cell>
          <table:table-cell table:style-name="Tabela1.A1" office:value-type="string">
            <text:p text:style-name="P3">Opis/Rola</text:p>
          </table:table-cell>
          <table:table-cell table:style-name="Tabela1.C1" office:value-type="string">
            <text:p text:style-name="P3">Kompetencje</text:p>
          </table:table-cell>
        </table:table-row>
        <table:table-row>
          <table:table-cell table:style-name="Tabela1.A2" office:value-type="string">
            <text:p text:style-name="P2">Użytkownik</text:p>
          </table:table-cell>
          <table:table-cell table:style-name="Tabela1.A2" office:value-type="string">
            <text:p text:style-name="P2">Reprezentuje końcowego użytkownika systemu. Weryfikuje on swoje uprawnienia i tożsamość podczas żądania dostępu do zasobów.</text:p>
          </table:table-cell>
          <table:table-cell table:style-name="Tabela1.C2" office:value-type="string">
            <text:p text:style-name="P2">Używa systemu do weryfikacji swojej tożsamości i uprawnień.</text:p>
            <text:p text:style-name="P2">Wprowadza swoje dane biometryczne.</text:p>
          </table:table-cell>
        </table:table-row>
        <table:table-row>
          <table:table-cell table:style-name="Tabela1.A2" office:value-type="string">
            <text:p text:style-name="P2">Administrator</text:p>
          </table:table-cell>
          <table:table-cell table:style-name="Tabela1.A2" office:value-type="string">
            <text:p text:style-name="P2">Zarządza prawami dostępu do zasobów</text:p>
          </table:table-cell>
          <table:table-cell table:style-name="Tabela1.C2" office:value-type="string">
            <text:p text:style-name="P2">Przydziela i odwołuje uprawnienia do zasobów na podstawie czasu pracy zakładu/działu jak i obowiązków pracownika.</text:p>
            <text:p text:style-name="P2">Rejestruje czytniki (klientów) w systemie.</text:p>
            <text:p text:style-name="P2">Administruje polityką dostępu do zasobów.</text:p>
          </table:table-cell>
        </table:table-row>
        <table:table-row>
          <table:table-cell table:style-name="Tabela1.A2" office:value-type="string">
            <text:p text:style-name="P2">Kadrowy</text:p>
          </table:table-cell>
          <table:table-cell table:style-name="Tabela1.A2" office:value-type="string">
            <text:p text:style-name="P2">Zarządza danymi osobowymi użytkowników systemu</text:p>
          </table:table-cell>
          <table:table-cell table:style-name="Tabela1.C2" office:value-type="string">
            <text:p text:style-name="P2">Dodaje, usuwa i modyfikuje dane personalne użytkowników systemu.</text:p>
          </table:table-cell>
        </table:table-row>
        <table:table-row>
          <table:table-cell table:style-name="Tabela1.A2" office:value-type="string">
            <text:p text:style-name="P2">Ochroniarz</text:p>
          </table:table-cell>
          <table:table-cell table:style-name="Tabela1.A2" office:value-type="string">
            <text:p text:style-name="P2">Monitoruje na bieżąco sytuację <text:s/>w budynku pod kątem bezpieczeństwa</text:p>
          </table:table-cell>
          <table:table-cell table:style-name="Tabela1.C2" office:value-type="string">
            <text:p text:style-name="P2">Przegląda dane dotyczące zagrożeń. Oczekuje na powiadomienia o sytuacjach nietypowych.</text:p>
          </table:table-cell>
        </table:table-row>
        <table:table-row>
          <table:table-cell table:style-name="Tabela1.A2" office:value-type="string">
            <text:p text:style-name="P2">Programista</text:p>
          </table:table-cell>
          <table:table-cell table:style-name="Tabela1.A2" office:value-type="string">
            <text:p text:style-name="P2">Reprezentuje osoby realizujące projekt</text:p>
          </table:table-cell>
          <table:table-cell table:style-name="Tabela1.C2" office:value-type="string">
            <text:p text:style-name="P2">Tworzy i aktualizuje oprogramowanie.</text:p>
          </table:table-cell>
        </table:table-row>
        <table:table-row>
          <table:table-cell table:style-name="Tabela1.A2" office:value-type="string">
            <text:p text:style-name="P2">Właściciel produktu</text:p>
          </table:table-cell>
          <table:table-cell table:style-name="Tabela1.A2" office:value-type="string">
            <text:p text:style-name="P2">Reprezentuje odbiorcę systemu</text:p>
          </table:table-cell>
          <table:table-cell table:style-name="Tabela1.C2" office:value-type="string">
            <text:p text:style-name="P2">Ustala zakres projektu.</text:p>
          </table:table-cell>
        </table:table-row>
      </table:table>
      <text:h text:style-name="Heading_20_2" text:outline-level="2">Kluczowe potrzeby użytkowników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">Potrzeba</text:p>
          </table:table-cell>
          <table:table-cell table:style-name="Tabela3.A1" office:value-type="string">
            <text:p text:style-name="P3">Priorytet</text:p>
          </table:table-cell>
          <table:table-cell table:style-name="Tabela3.C1" office:value-type="string">
            <text:p text:style-name="P3">Źródło</text:p>
          </table:table-cell>
        </table:table-row>
        <table:table-row>
          <table:table-cell table:style-name="Tabela3.A2" office:value-type="string">
            <text:p text:style-name="P2">Bezpieczeństwo</text:p>
          </table:table-cell>
          <table:table-cell table:style-name="Tabela3.A2" office:value-type="string">
            <text:p text:style-name="P2">Wysoki</text:p>
          </table:table-cell>
          <table:table-cell table:style-name="Tabela3.C2" office:value-type="string">
            <text:p text:style-name="P2">Użytkownik, Kadrowy</text:p>
          </table:table-cell>
        </table:table-row>
        <table:table-row>
          <table:table-cell table:style-name="Tabela3.A2" office:value-type="string">
            <text:p text:style-name="P2">Generowanie raportów bezpieczeństwa</text:p>
          </table:table-cell>
          <table:table-cell table:style-name="Tabela3.A2" office:value-type="string">
            <text:p text:style-name="P2">Wysoki</text:p>
          </table:table-cell>
          <table:table-cell table:style-name="Tabela3.C2" office:value-type="string">
            <text:p text:style-name="P2">Administrator</text:p>
          </table:table-cell>
        </table:table-row>
        <table:table-row>
          <table:table-cell table:style-name="Tabela3.A2" office:value-type="string">
            <text:p text:style-name="P2">Monitorowanie zdarzeń systemu</text:p>
          </table:table-cell>
          <table:table-cell table:style-name="Tabela3.A2" office:value-type="string">
            <text:p text:style-name="P2">Wysoki</text:p>
          </table:table-cell>
          <table:table-cell table:style-name="Tabela3.C2" office:value-type="string">
            <text:p text:style-name="P2">Administrator</text:p>
          </table:table-cell>
        </table:table-row>
        <table:table-row>
          <table:table-cell table:style-name="Tabela3.A2" office:value-type="string">
            <text:p text:style-name="P2">Zarządzanie uprawnieniami zasobu</text:p>
          </table:table-cell>
          <table:table-cell table:style-name="Tabela3.A2" office:value-type="string">
            <text:p text:style-name="P2">Wysoki</text:p>
          </table:table-cell>
          <table:table-cell table:style-name="Tabela3.C2" office:value-type="string">
            <text:p text:style-name="P2">Właściciel produktu, Administrator</text:p>
          </table:table-cell>
        </table:table-row>
        <table:table-row>
          <table:table-cell table:style-name="Tabela3.A2" office:value-type="string">
            <text:p text:style-name="P2">Zarządzanie uprawnieniami użytkowników</text:p>
          </table:table-cell>
          <table:table-cell table:style-name="Tabela3.A2" office:value-type="string">
            <text:p text:style-name="P2">Wysoki</text:p>
          </table:table-cell>
          <table:table-cell table:style-name="Tabela3.C2" office:value-type="string">
            <text:p text:style-name="P2">Właściciel produktu, Administrator</text:p>
          </table:table-cell>
        </table:table-row>
        <table:table-row>
          <table:table-cell table:style-name="Tabela3.A2" office:value-type="string">
            <text:p text:style-name="P2">Zarządzanie danymi personalnymi</text:p>
          </table:table-cell>
          <table:table-cell table:style-name="Tabela3.A2" office:value-type="string">
            <text:p text:style-name="P2">Średni</text:p>
          </table:table-cell>
          <table:table-cell table:style-name="Tabela3.C2" office:value-type="string">
            <text:p text:style-name="P2">Użytkownik, Kadrowy</text:p>
          </table:table-cell>
        </table:table-row>
        <table:table-row>
          <table:table-cell table:style-name="Tabela3.A2" office:value-type="string">
            <text:p text:style-name="P2">Zarządzanie regułami bezpieczeństwa</text:p>
          </table:table-cell>
          <table:table-cell table:style-name="Tabela3.A2" office:value-type="string">
            <text:p text:style-name="P2">Średni</text:p>
          </table:table-cell>
          <table:table-cell table:style-name="Tabela3.C2" office:value-type="string">
            <text:p text:style-name="P2">Administrator</text:p>
          </table:table-cell>
        </table:table-row>
        <table:table-row>
          <table:table-cell table:style-name="Tabela3.A2" office:value-type="string">
            <text:p text:style-name="P2">Łatwość pielęgnacji systemu</text:p>
          </table:table-cell>
          <table:table-cell table:style-name="Tabela3.A2" office:value-type="string">
            <text:p text:style-name="P2">Niski</text:p>
          </table:table-cell>
          <table:table-cell table:style-name="Tabela3.C2" office:value-type="string">
            <text:p text:style-name="P2">Administrator, Programista</text:p>
          </table:table-cell>
        </table:table-row>
        <table:table-row>
          <table:table-cell table:style-name="Tabela3.A2" office:value-type="string">
            <text:p text:style-name="P2">Generowanie raportów czasu pracy</text:p>
          </table:table-cell>
          <table:table-cell table:style-name="Tabela3.A2" office:value-type="string">
            <text:p text:style-name="P2">Niski</text:p>
          </table:table-cell>
          <table:table-cell table:style-name="Tabela3.C2" office:value-type="string">
            <text:p text:style-name="P2">Kadrowy, Użytkownik</text:p>
          </table:table-cell>
        </table:table-row>
        <table:table-row>
          <table:table-cell table:style-name="Tabela3.A2" office:value-type="string">
            <text:p text:style-name="P2">Przeglądanie informacji na temat zagrożeń bezpieczeństwa w budynku</text:p>
          </table:table-cell>
          <table:table-cell table:style-name="Tabela3.A2" office:value-type="string">
            <text:p text:style-name="P2">Niski</text:p>
          </table:table-cell>
          <table:table-cell table:style-name="Tabela3.C2" office:value-type="string">
            <text:p text:style-name="P2">Ochroniarz</text:p>
          </table:table-cell>
        </table:table-row>
      </table:table>
      <text:h text:style-name="P10" text:outline-level="1"/>
      <text:h text:style-name="P11" text:outline-level="1">Możliwości produktu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Korzyść</text:p>
          </table:table-cell>
          <table:table-cell table:style-name="Tabela2.B1" office:value-type="string">
            <text:p text:style-name="P3">Własność produktu</text:p>
          </table:table-cell>
        </table:table-row>
        <table:table-row>
          <table:table-cell table:style-name="Tabela2.A2" office:value-type="string">
            <text:p text:style-name="P2">Przydzielanie dostępu do zasobów</text:p>
          </table:table-cell>
          <table:table-cell table:style-name="Tabela2.B2" office:value-type="string">
            <text:p text:style-name="P2">Zarządzanie uprawnieniami użytkowników</text:p>
            <text:p text:style-name="P2">Zarządzanie danymi personalnymi użytkowników</text:p>
          </table:table-cell>
        </table:table-row>
        <table:table-row>
          <table:table-cell table:style-name="Tabela2.A2" office:value-type="string">
            <text:p text:style-name="P2">Raportowanie o alertach bezpieczeństwa</text:p>
          </table:table-cell>
          <table:table-cell table:style-name="Tabela2.B2" office:value-type="string">
            <text:p text:style-name="P2">Raportowanie</text:p>
            <text:p text:style-name="P2">Monitorowanie zdarzeń systemu</text:p>
            <text:p text:style-name="P2">Powiadomienia</text:p>
          </table:table-cell>
        </table:table-row>
        <table:table-row>
          <table:table-cell table:style-name="Tabela2.A2" office:value-type="string">
            <text:p text:style-name="P2">Ustalanie reguł bezpieczeństwa</text:p>
          </table:table-cell>
          <table:table-cell table:style-name="Tabela2.B2" office:value-type="string">
            <text:p text:style-name="P2">Zarządzanie regułami bezpieczeństwa</text:p>
          </table:table-cell>
        </table:table-row>
        <table:table-row>
          <table:table-cell table:style-name="Tabela2.A2" office:value-type="string">
            <text:p text:style-name="P2">Ustalanie czasu dostępu do zasobów</text:p>
          </table:table-cell>
          <table:table-cell table:style-name="Tabela2.B2" office:value-type="string">
            <text:p text:style-name="P2">Zarządzanie uprawnieniami na poziomie zasobu</text:p>
          </table:table-cell>
        </table:table-row>
        <table:table-row>
          <table:table-cell table:style-name="Tabela2.A2" office:value-type="string">
            <text:p text:style-name="P2">Weryfikacja czasu wykorzystania zasobów</text:p>
          </table:table-cell>
          <table:table-cell table:style-name="Tabela2.B2" office:value-type="string">
            <text:p text:style-name="P2">Raportowanie</text:p>
          </table:table-cell>
        </table:table-row>
        <table:table-row>
          <table:table-cell table:style-name="Tabela2.A2" office:value-type="string">
            <text:p text:style-name="P2">Weryfikacja osób wykorzystujących zasoby</text:p>
          </table:table-cell>
          <table:table-cell table:style-name="Tabela2.B2" office:value-type="string">
            <text:p text:style-name="P2">Raportowanie</text:p>
          </table:table-cell>
        </table:table-row>
        <table:table-row>
          <table:table-cell table:style-name="Tabela2.A2" office:value-type="string">
            <text:p text:style-name="P2">Rozliczanie czasu pracy</text:p>
          </table:table-cell>
          <table:table-cell table:style-name="Tabela2.B2" office:value-type="string">
            <text:p text:style-name="P2">Raportowan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Trebuchet MS" fo:font-weight="bold" style:font-weight-asian="bold" style:font-size-complex="10pt"/>
    </style:style>
    <style:style style:name="Foot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499cm" fo:margin-right="0cm" fo:text-indent="0cm" style:auto-text-indent="fals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05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wertuj_20_2" style:display-name="Konwertuj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</meta:initial-creator>
    <meta:creation-date>2012-02-22T18:57:08</meta:creation-date>
    <dc:date>2012-02-25T08:33:46</dc:date>
    <dc:creator>Andrzej </dc:creator>
    <meta:editing-duration>PT4H21S</meta:editing-duration>
    <meta:editing-cycles>57</meta:editing-cycles>
    <meta:generator>LibreOffice/3.4$Unix LibreOffice_project/340m1$Build-502</meta:generator>
    <meta:document-statistic meta:table-count="3" meta:image-count="0" meta:object-count="0" meta:page-count="3" meta:paragraph-count="116" meta:word-count="511" meta:character-count="4161" meta:non-whitespace-character-count="3787"/>
  </office:meta>
</office:document-meta>
</file>